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ee3" officeooo:paragraph-rsid="0004eee3"/>
    </style:style>
    <style:style style:name="P2" style:family="paragraph" style:parent-style-name="Standard">
      <style:text-properties fo:font-size="14pt" officeooo:rsid="0004eee3" officeooo:paragraph-rsid="0004eee3" style:font-size-asian="14pt" style:font-size-complex="14pt"/>
    </style:style>
    <style:style style:name="P3" style:family="paragraph" style:parent-style-name="Standard">
      <style:text-properties officeooo:rsid="0006b926" officeooo:paragraph-rsid="0006b926"/>
    </style:style>
    <style:style style:name="P4" style:family="paragraph" style:parent-style-name="Standard">
      <style:text-properties officeooo:rsid="0006f462" officeooo:paragraph-rsid="0006f462"/>
    </style:style>
    <style:style style:name="P5" style:family="paragraph" style:parent-style-name="Standard" style:list-style-name="L1">
      <style:text-properties officeooo:paragraph-rsid="0004eee3"/>
    </style:style>
    <style:style style:name="P6" style:family="paragraph" style:parent-style-name="Standard" style:list-style-name="L1">
      <style:text-properties officeooo:rsid="0004eee3" officeooo:paragraph-rsid="0004eee3"/>
    </style:style>
    <style:style style:name="P7" style:family="paragraph" style:parent-style-name="Standard" style:list-style-name="L1">
      <style:text-properties officeooo:rsid="0006b926" officeooo:paragraph-rsid="0006b926"/>
    </style:style>
    <style:style style:name="P8" style:family="paragraph" style:parent-style-name="Standard">
      <style:text-properties officeooo:rsid="0006b926" officeooo:paragraph-rsid="0006b926"/>
    </style:style>
    <style:style style:name="P9" style:family="paragraph" style:parent-style-name="Standard">
      <style:text-properties officeooo:rsid="0006b926" officeooo:paragraph-rsid="000fb31a"/>
    </style:style>
    <style:style style:name="P10" style:family="paragraph" style:parent-style-name="Standard" style:list-style-name="L1">
      <style:text-properties officeooo:rsid="0008b18c" officeooo:paragraph-rsid="0008b18c"/>
    </style:style>
    <style:style style:name="P11" style:family="paragraph" style:parent-style-name="Standard" style:list-style-name="L1">
      <style:text-properties officeooo:rsid="000c70f5" officeooo:paragraph-rsid="000c70f5"/>
    </style:style>
    <style:style style:name="P12" style:family="paragraph" style:parent-style-name="Standard">
      <style:text-properties officeooo:paragraph-rsid="0006b926"/>
    </style:style>
    <style:style style:name="T1" style:family="text">
      <style:text-properties officeooo:rsid="0004eee3"/>
    </style:style>
    <style:style style:name="T2" style:family="text">
      <style:text-properties officeooo:rsid="0006b926"/>
    </style:style>
    <style:style style:name="T3" style:family="text">
      <style:text-properties officeooo:rsid="0006f462"/>
    </style:style>
    <style:style style:name="T4" style:family="text">
      <style:text-properties officeooo:rsid="0008b18c"/>
    </style:style>
    <style:style style:name="T5" style:family="text">
      <style:text-properties officeooo:rsid="000c70f5"/>
    </style:style>
    <style:style style:name="T6" style:family="text">
      <style:text-properties officeooo:rsid="000fb31a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goritma Aplikasi Tr<text:span text:style-name="T4">avel </text:span>Danou Toba.</text:p>
      <text:p text:style-name="P1"/>
      <text:list xml:id="list3903129481" text:style-name="L1">
        <text:list-item>
          <text:p text:style-name="P11">User mengakses situs ke danou toba.</text:p>
        </text:list-item>
        <text:list-item>
          <text:p text:style-name="P11">User melakukan register terlebih dahulu.</text:p>
        </text:list-item>
        <text:list-item>
          <text:p text:style-name="P5"><text:span text:style-name="T1">User Melakukan Login Memasukan </text:span><text:span text:style-name="T4">password</text:span><text:span text:style-name="T1"> Kemenu Login</text:span></text:p>
          <text:p text:style-name="P5"/>
        </text:list-item>
        <text:list-item>
          <text:p text:style-name="P5"><text:span text:style-name="T1">User/</text:span><text:span text:style-name="T3">pengguna</text:span><text:span text:style-name="T1"> Setelah melakukan akses login akan di arahkan kemenu </text:span><text:span text:style-name="T4">user</text:span></text:p>
          <text:p text:style-name="P6"/>
        </text:list-item>
        <text:list-item>
          <text:p text:style-name="P5"><text:span text:style-name="T1"><text:s/>Setelah masuk kemenu </text:span><text:span text:style-name="T4">user</text:span><text:span text:style-name="T1"> pengguna bisa mengakses menu yang ada di </text:span><text:span text:style-name="T2">halaman</text:span><text:span text:style-name="T1"> </text:span><text:span text:style-name="T4">user</text:span><text:span text:style-name="T1"> </text:span><text:span text:style-name="T3">Dan Mengaksesnya Sesuai Kepeluannya</text:span><text:span text:style-name="T1">.</text:span></text:p>
          <text:p text:style-name="P6"/>
        </text:list-item>
        <text:list-item>
          <text:p text:style-name="P5"><text:span text:style-name="T1"><text:s/></text:span><text:span text:style-name="T2">Di dalam </text:span><text:span text:style-name="T4">user</text:span><text:span text:style-name="T2"> ada fitur-fitur atau kategori diantarantanya:</text:span></text:p>
          <text:p text:style-name="P7">1. Home</text:p>
          <text:p text:style-name="P7"/>
          <text:list>
            <text:list-header>
              <text:p text:style-name="P7"><text:s text:c="3"/>.Profil</text:p>
              <text:list>
                <text:list-header>
                  <text:p text:style-name="P10">user masuk ke menu profil bisa melihat tentang danou toba dan sekitarnya.</text:p>
                </text:list-header>
              </text:list>
              <text:p text:style-name="P7"><text:s text:c="4"/>.Galeri</text:p>
              <text:list text:continue-numbering="true">
                <text:list-header>
                  <text:p text:style-name="P7">user masuk ke menu galeri bisa melihat poto” danou toba dan sekitarnya.</text:p>
                </text:list-header>
              </text:list>
              <text:p text:style-name="P7"><text:s text:c="4"/>.Vidio</text:p>
              <text:list text:continue-numbering="true">
                <text:list-header>
                  <text:p text:style-name="P7">user masuk ke menu vidio bisa melihat vidio dan bisa juga melihat di yutub karna dikasih akses linknya.</text:p>
                </text:list-header>
              </text:list>
              <text:p text:style-name="P7"><text:s text:c="4"/>.Berita</text:p>
              <text:list text:continue-numbering="true">
                <text:list-header>
                  <text:p text:style-name="P7">user masuk ke menu berita bisa melihat inpo” tentang danou toba.</text:p>
                </text:list-header>
              </text:list>
              <text:p text:style-name="P7"><text:s text:c="4"/>.Kontak</text:p>
              <text:list text:continue-numbering="true">
                <text:list-header>
                  <text:p text:style-name="P7">user masuk ke menu konta bisa melihat kontak yang terkait dengan admin.</text:p>
                  <text:p text:style-name="P7"/>
                </text:list-header>
              </text:list>
            </text:list-header>
          </text:list>
        </text:list-item>
      </text:list>
      <text:p text:style-name="P3"><text:tab/>2.Kategori</text:p>
      <text:p text:style-name="P3"><text:tab/> <text:s text:c="9"/>.Penginapan</text:p>
      <text:p text:style-name="P3"><text:tab/><text:tab/>user masuk ke penginapan bisa menyewa penginapan/kamar sesuai dengan <text:tab/><text:tab/><text:tab/>keperluanya dalam penginapan</text:p>
      <text:p text:style-name="P3"/>
      <text:p text:style-name="P3"><text:tab/> <text:s text:c="9"/>.Rental Mobil</text:p>
      <text:p text:style-name="P3"><text:tab/><text:tab/>user masuk <text:span text:style-name="T5">ke</text:span> menenu rental mobil bisa menyewa unit mobil yang di sediakan di <text:tab/><text:tab/>dalam <text:span text:style-name="T5">m</text:span>enunya dan bisa memilih mobil apa saja yang di butuhkannya</text:p>
      <text:p text:style-name="P3"/>
      <text:p text:style-name="P3"><text:tab/> <text:s text:c="9"/>.Paket Hemat</text:p>
      <text:p text:style-name="P3"><text:tab/><text:tab/>user masuk ke menu paket hemat bisa menukarkan pocer yang di dapatkan oleh user</text:p>
      <text:p text:style-name="P3"><text:tab/><text:tab/>dan bisa menukarkannya dan akan dapat potongan di antarnya.</text:p>
      <text:p text:style-name="P3"/>
      <text:p text:style-name="P3"><text:tab/> <text:s text:c="9"/>.Rincian Biaya</text:p>
      <text:p text:style-name="P3"><text:tab/><text:tab/>user masuk ke menu rincian biaya bisa membayar habis penginapan maupun </text:p>
      <text:p text:style-name="P3"><text:tab/><text:tab/>rental mobil dan bisa membayarnya bisa lewat ovo rekening moble dll.</text:p>
      <text:p text:style-name="P3"/>
      <text:p text:style-name="P3"><text:tab/>3. Tujuan Wisata</text:p>
      <text:p text:style-name="P3"><text:tab/> <text:s text:c="10"/>.Kuliner</text:p>
      <text:p text:style-name="P12"><text:span text:style-name="T2"><text:tab/><text:tab/></text:span><text:span text:style-name="T5">user masuk ke menu keliner bisa memesan makana sesuai kebutuhannya.</text:span></text:p>
      <text:p text:style-name="P12"/>
      <text:p text:style-name="P3"><text:tab/> <text:s text:c="10"/>.Hiburan</text:p>
      <text:p text:style-name="P3"><text:tab/><text:tab/><text:span text:style-name="T5">user masuk ke menu hiburan bisa memilih hiburan sesuai keinginannya </text:span><text:span text:style-name="T6">yang ada <text:tab/><text:tab/>tersedia di wisata danou toba</text:span></text:p>
      <text:p text:style-name="P3"/>
      <text:p text:style-name="P9"><text:tab/><text:tab/></text:p>
      <text:p text:style-name="P9"><text:soft-page-break/></text:p>
      <text:p text:style-name="P9"><text:tab/><text:tab/>.Pemandu Lokal</text:p>
      <text:p text:style-name="P3"><text:tab/><text:tab/><text:span text:style-name="T5">user masuk pemandu lokal </text:span><text:span text:style-name="T6">bisa memilih seorang untuk membantu perjalan wisata <text:tab/><text:tab/>dan memperkenalkan <text:s/>wisatanya</text:span></text:p>
      <text:p text:style-name="P3"/>
      <text:p text:style-name="P3"/>
      <text:p text:style-name="P3"><text:tab/>4.Selesai.</text:p>
      <text:p text:style-name="P3"/>
      <text:p text:style-name="P3"><text:s text:c="3"/></text:p>
      <text:p text:style-name="P3"><text:s/></text:p>
      <text:p text:style-name="P4"/>
      <text:p text:style-name="P3"/>
      <text:p text:style-name="P3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0:12:35.832996703</meta:creation-date>
    <dc:date>2021-08-27T14:00:09.586579911</dc:date>
    <meta:editing-duration>PT16M5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1" meta:word-count="275" meta:character-count="1890" meta:non-whitespace-character-count="1528"/>
  </office:meta>
</office:document-meta>
</file>